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147642A974E.png"/>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ip_5f_body" style:list-style-name="L5">
      <style:paragraph-properties fo:text-align="start" style:justify-single-word="false"/>
    </style:style>
    <style:style style:name="P21" style:family="paragraph" style:parent-style-name="BOOK_5f_Heading_5f_1" style:list-style-name="L2"/>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Copyright" style:list-style-name="L1" style:master-page-name="BOOK_5f_Blank_5f_page"/>
    <style:style style:name="P27" style:family="paragraph" style:parent-style-name="BOOK_5f_Preface" style:list-style-name="L2"/>
    <style:style style:name="P28" style:family="paragraph" style:parent-style-name="BOOK_5f_Table_5f_of_5f_Contents" style:list-style-name="L1" style:master-page-name="BOOK_5f_Front_5f_matter_5f_first_5f_page">
      <style:paragraph-properties style:page-number="1"/>
    </style:style>
    <style:style style:name="P29" style:family="paragraph" style:parent-style-name="BOOK_5f_Title" style:list-style-name="L1" style:master-page-name="BOOK_5f_Blank_5f_page">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6">
        <draw:text-box fo:min-height="2.464cm">
          <text:p text:style-name="P1">DRAFT</text:p>
        </draw:text-box>
      </draw:frame>
      <draw:frame draw:style-name="fr2" draw:name="g2223.png" text:anchor-type="page" text:anchor-page-number="1" svg:x="2.136cm" svg:y="8.662cm" svg:width="11.869cm" svg:height="2.905cm" draw:z-index="7">
        <draw:image xlink:href="Pictures/10000201000006A3000001A0185CFD28.png" xlink:type="simple" xlink:show="embed" xlink:actuate="onLoad"/>
      </draw:frame>
      <text:list text:style-name="L1">
        <text:list-item>
          <text:p text:style-name="P29">Version: 0.8.4 Modified: <text:modification-date style:data-style-name="N84">2007-06-20</text:modification-date></text:p>
        </text:list-item>
        <text:list-item>
          <text:p text:style-name="P26">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28">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Version: 0.8.3 Modified: 2007-06-20<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bout the Convert to DokuWiki tool<text:tab/>11</text:p>
          <text:p text:style-name="P8">Character Formatting<text:tab/>11</text:p>
          <text:p text:style-name="P8">Paragraph formatting<text:tab/>11</text:p>
          <text:p text:style-name="P8">Frames which are anchored to or as characters<text:tab/>11</text:p>
          <text:p text:style-name="P8">Tables<text:tab/>12</text:p>
          <text:p text:style-name="P8">Links<text:tab/>12</text:p>
          <text:p text:style-name="P8">Quotes<text:tab/>12</text:p>
          <text:p text:style-name="P8">Code<text:tab/>12</text:p>
          <text:p text:style-name="P7">Alphabetical Index<text:tab/>15</text:p>
        </text:index-body>
      </text:table-of-content>
      <text:list text:style-name="L2">
        <text:list-item>
          <text:p text:style-name="P27">Preface</text:p>
        </text:list-item>
        <text:list-item>
          <text:h text:style-name="P21"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1"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20">TIP – Tips and notes are set off by lines above and below.</text:p>
        </text:list-item>
      </text:list>
      <text:list text:style-name="L2" text:continue-numbering="true">
        <text:list-item>
          <text:h text:style-name="P21"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1"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1"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48cm" draw:z-index="8"><draw:text-box fo:min-height="8.65cm"><text:p text:style-name="Figure"><draw:frame draw:style-name="fr4" draw:name="writertools.png" text:anchor-type="paragraph" svg:x="0cm" svg:y="0.026cm" svg:width="6.348cm" style:rel-width="100%" svg:height="8.65cm" style:rel-height="scale" draw:z-index="9"><draw:image xlink:href="Pictures/10000000000000F000000147642A974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Show on the Map</text:span> tool allows you to select a city, a street name, or a postal code and map it using the Multimap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Remote Backup</text:span> allows you to quickly save a backup copy of the current document on a FTP server.</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18565440"/>Extension Manager<text:alphabetical-index-mark-end text:id="IMark11856544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18565440"/>WriterDB<text:alphabetical-index-mark-end text:id="IMark118565440"/> Database</text:h>
            </text:list-item>
          </text:list>
        </text:list-item>
      </text:list>
      <text:p text:style-name="BOOK_5f_Text_5f_body">The Timer Tool, Word of the Day, and Add to Basket tools rely on the WriterDB database that must be registered as an OpenOffice.org <text:alphabetical-index-mark-start text:id="IMark118565440"/>data source<text:alphabetical-index-mark-end text:id="IMark118565440"/>.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4"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FTP address",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20T22:25:36</dc:date>
    <dc:language>da-DK</dc:language>
    <meta:editing-cycles>559</meta:editing-cycles>
    <meta:editing-duration>PT17H34M43S</meta:editing-duration>
    <meta:user-defined meta:name="Info 1"/>
    <meta:user-defined meta:name="Info 2"/>
    <meta:user-defined meta:name="Info 3"/>
    <meta:user-defined meta:name="Info 4"/>
    <meta:document-statistic meta:table-count="0" meta:image-count="6" meta:object-count="0" meta:page-count="23" meta:paragraph-count="151" meta:word-count="2384" meta:character-count="15239"/>
  </office:meta>
</office:document-meta>
</file>